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PollerEndpoint.setCustomProperties( Map &lt; String , String &gt; custom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setForgetTopHeaders( boolean forgetTop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isProcessOnlyUnseen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isDisable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getCustomTrustMana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MailPoll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lPollerEndpoint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PollerEndpoint.isForgetTo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getStor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setMaxFetchSize( int maxFetch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isDeleteProcessed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getCusto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setDebugMode( boolean debu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setStorage( org . apache . servicemix . store . Store stor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applyCustomProperties( 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PollerEndpoint.setMarshaler( AbstractMail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setProcessOnlyUnseenMessages( boolean processOnlyUnseen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setCustomTrustManagers( String customTrustManag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setDeleteProcessedMessages( boolean deleteProcessed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poll(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6">
            <text:p text:style-name="Table_20_Contents">26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MailPollerEndpoint.setConnection( String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PollerEndpoint.getMaxFetch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isDebu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cleanUpSeenMessag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PollerEndpoint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process( MessageExchang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ilPoll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ollerEndpoint.star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ilPollerEndpoint.setDisableTop( boolean disableT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